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text-properties fo:language="en" fo:country="US"/>
    </style:style>
    <style:style style:name="P2" style:family="paragraph" style:parent-style-name="Standard">
      <style:paragraph-properties fo:text-align="start" style:justify-single-word="false"/>
      <style:text-properties fo:language="en" fo:country="US"/>
    </style:style>
    <style:style style:name="P3" style:family="paragraph" style:parent-style-name="Standard" style:list-style-name="L1">
      <style:paragraph-properties fo:text-align="start" style:justify-single-word="false"/>
      <style:text-properties fo:language="en" fo:country="US"/>
    </style:style>
    <style:style style:name="T1" style:family="text">
      <style:text-properties style:text-position="super 58%"/>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de Camp meeting – 2012. February. 16.</text:p>
      <text:p text:style-name="P2"/>
      <text:p text:style-name="P2">Covered subjects:</text:p>
      <text:list xml:id="list1145173094" text:style-name="L1">
        <text:list-item>
          <text:p text:style-name="P3">Scope</text:p>
        </text:list-item>
        <text:list-item>
          <text:p text:style-name="P3">Portlet concept</text:p>
        </text:list-item>
        <text:list-item>
          <text:p text:style-name="P3">Permissions</text:p>
        </text:list-item>
        <text:list-item>
          <text:p text:style-name="P3">1<text:span text:style-name="T1">st</text:span> sprint</text:p>
        </text:list-item>
      </text:list>
      <text:p text:style-name="P2"/>
      <text:p text:style-name="P2">The scope consist of displaying the curriculum and the handling of tests. It also includes permission handling, so only those can see the content who met the prerequisites. The configuration of the tests should be easily extensible, and they needs to be automatically evaluated.</text:p>
      <text:p text:style-name="P2"/>
      <text:p text:style-name="P2">The concept is that the connected curriculum are child page of a common parent page, and they must have an exam portlet. In this portlet, the administrator can configure the questions and also how they can be evaluated. The evaluation is fully automatized. This portlet grants the permissions for the following pages.</text:p>
      <text:p text:style-name="P2"/>
      <text:p text:style-name="P2">The foundation of the authorization is the VIEW permission to the pages. If no better solution is found, then a role will be created for every page with a VIEW permission to the page, and the users will get this role if they meet the prerequisites.</text:p>
      <text:p text:style-name="P2"/>
      <text:p text:style-name="P2">For the first 2 week long sprint, we will create the exams portlet. We will make it configurable. Then, this portlet needs to discover other curriculum from the common parent page, navigate to the next and also assign the VIEW permissio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ashee </meta:initial-creator>
    <meta:creation-date>2012-02-16T20:51:21</meta:creation-date>
    <dc:date>2012-02-17T18:38:47</dc:date>
    <dc:creator>sashee </dc:creator>
    <meta:editing-duration>PT43M1S</meta:editing-duration>
    <meta:editing-cycles>3</meta:editing-cycles>
    <meta:generator>LibreOffice/3.4$Unix LibreOffice_project/340m1$Build-402</meta:generator>
    <meta:document-statistic meta:table-count="0" meta:image-count="0" meta:object-count="0" meta:page-count="1" meta:paragraph-count="10" meta:word-count="202" meta:character-count="1183" meta:non-whitespace-character-count="995"/>
  </office:meta>
</office:document-meta>
</file>